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b3b3b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8000" draw:fill="gradient" draw:fill-gradient-name="From_20_a_20_Corner_20_1" draw:opacity="50%" draw:textarea-horizontal-align="justify" draw:textarea-vertical-align="middle" draw:auto-grow-height="false" fo:min-height="0cm" fo:min-width="0cm" draw:shadow-opacity="50%"/>
    </style:style>
    <style:style style:name="gr3" style:family="graphic" style:parent-style-name="standard">
      <style:graphic-properties svg:stroke-color="#000080" draw:fill="gradient" draw:fill-color="#4700b8" draw:fill-gradient-name="Gradient_20_1" draw:opacity="50%" draw:textarea-vertical-align="middle" draw:auto-grow-height="false" fo:min-height="0.749cm" fo:min-width="0.499cm" draw:shadow-opacity="5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0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28pt" fo:font-style="italic" fo:text-shadow="1pt 1pt" fo:font-weight="bold"/>
    </style:style>
    <style:style style:name="P5" style:family="paragraph">
      <style:paragraph-properties fo:margin-left="0cm" fo:margin-right="0cm" fo:text-align="center" fo:text-indent="0cm"/>
      <style:text-properties fo:font-size="14pt" fo:font-style="normal" fo:text-shadow="none" fo:font-weight="bold"/>
    </style:style>
    <style:style style:name="T1" style:family="text">
      <style:text-properties fo:font-size="20pt" fo:font-weight="bold"/>
    </style:style>
    <style:style style:name="T2" style:family="text">
      <style:text-properties fo:font-size="20pt" fo:font-style="italic" fo:text-shadow="1pt 1pt" fo:font-weight="bold"/>
    </style:style>
    <style:style style:name="T3" style:family="text">
      <style:text-properties fo:font-size="14pt" fo:font-style="italic" fo:text-shadow="1pt 1pt" fo:font-weight="bold"/>
    </style:style>
    <style:style style:name="T4" style:family="text">
      <style:text-properties fo:font-size="14pt" fo:font-style="normal" fo:text-shadow="none" fo:font-weight="bold"/>
    </style:style>
    <style:style style:name="T5" style:family="text">
      <style:text-properties fo:font-size="14pt" fo:font-style="italic" fo:text-shadow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2cm" svg:height="1.5cm" svg:x="20.959cm" svg:y="1.959cm">
          <text:p text:style-name="P1"><text:span text:style-name="T1">MONI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2cm" svg:height="1.5cm" svg:x="1.5cm" svg:y="2cm">
          <text:p text:style-name="P1"><text:span text:style-name="T1">CLIEN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2cm" svg:height="1.5cm" svg:x="1.5cm" svg:y="4.2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6.5cm" svg:height="17.5cm" svg:x="1cm" svg:y="1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layer="layout" svg:width="12cm" svg:height="1.6cm" svg:x="8cm" svg:y="6.438cm">
          <text:p text:style-name="P1"><text:span text:style-name="T2">Send(</text:span><text:span text:style-name="T3"> </text:span><text:span text:style-name="T4">datos consulta</text:span><text:span text:style-name="T3"> </text:span><text:span text:style-name="T2">)</text:span></text:p>
          <draw:enhanced-geometry draw:text-areas="4000 ?f1 ?f5 ?f2" draw:glue-points="0 10800 21600 10800 ?f0 0 ?f0 21600" draw:type="mso-spt100" draw:modifiers="16895.6426538209 4001.8660446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6.5cm" svg:height="17.5cm" svg:x="20.5cm" svg:y="1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216.151361329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5" draw:layer="layout" svg:width="12cm" svg:height="1.1cm" svg:x="8cm" svg:y="8.583cm">
          <text:p text:style-name="P1"><text:span text:style-name="T5">Recv(</text:span><text:span text:style-name="T4">respuesta + continuacion</text:span><text:span text:style-name="T5">)</text:span></text:p>
          <draw:enhanced-geometry draw:mirror-horizontal="true" draw:text-areas="4000 ?f1 ?f5 ?f2" draw:glue-points="0 10800 21600 10800 ?f0 0 ?f0 21600" draw:type="mso-spt100" draw:modifiers="16895.6426538209 4001.8660446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2cm" svg:height="1.5cm" svg:x="8cm" svg:y="3.8cm">
          <text:p text:style-name="P1"><text:span text:style-name="T2">Connect(</text:span><text:span text:style-name="T3"> </text:span><text:span text:style-name="T4">servicio</text:span><text:span text:style-name="T3"> </text:span><text:span text:style-name="T2">)</text:span></text:p>
          <draw:enhanced-geometry draw:text-areas="4000 ?f1 ?f5 ?f2" draw:glue-points="0 10800 21600 10800 ?f0 0 ?f0 21600" draw:type="mso-spt100" draw:modifiers="16895.6426538209 4001.8660446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12cm" svg:height="1.1cm" svg:x="8cm" svg:y="9.983cm">
          <text:p text:style-name="P1"><text:span text:style-name="T5">Recv(</text:span><text:span text:style-name="T4">respuesta + continuacion</text:span><text:span text:style-name="T5">)</text:span></text:p>
          <draw:enhanced-geometry draw:mirror-horizontal="true" draw:text-areas="4000 ?f1 ?f5 ?f2" draw:glue-points="0 10800 21600 10800 ?f0 0 ?f0 21600" draw:type="mso-spt100" draw:modifiers="16895.6426538209 4001.8660446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12cm" svg:height="1.1cm" svg:x="8cm" svg:y="11.383cm">
          <text:p text:style-name="P1"><text:span text:style-name="T4">. . .</text:span></text:p>
          <draw:enhanced-geometry draw:mirror-horizontal="true" draw:text-areas="4000 ?f1 ?f5 ?f2" draw:glue-points="0 10800 21600 10800 ?f0 0 ?f0 21600" draw:type="mso-spt100" draw:modifiers="16895.6426538209 4001.8660446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12cm" svg:height="1.1cm" svg:x="8cm" svg:y="12.783cm">
          <text:p text:style-name="P1"><text:span text:style-name="T5">Recv(</text:span><text:span text:style-name="T4">respuesta + fin</text:span><text:span text:style-name="T5">)</text:span></text:p>
          <draw:enhanced-geometry draw:mirror-horizontal="true" draw:text-areas="4000 ?f1 ?f5 ?f2" draw:glue-points="0 10800 21600 10800 ?f0 0 ?f0 21600" draw:type="mso-spt100" draw:modifiers="16895.6426538209 4001.8660446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2cm" svg:height="1.5cm" svg:x="8cm" svg:y="14.9cm">
          <text:p text:style-name="P1"><text:span text:style-name="T2">Discon(</text:span><text:span text:style-name="T3"> </text:span><text:span text:style-name="T2">)</text:span></text:p>
          <draw:enhanced-geometry draw:text-areas="4000 ?f1 ?f5 ?f2" draw:glue-points="0 10800 21600 10800 ?f0 0 ?f0 21600" draw:type="mso-spt100" draw:modifiers="16895.6426538209 4001.8660446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From_20_a_20_Corner_20_1" draw:display-name="From a Corner 1" draw:style="square" draw:cx="10%" draw:cy="10%" draw:start-color="#008000" draw:end-color="#ffffff" draw:start-intensity="100%" draw:end-intensity="100%" draw:angle="0" draw:border="0%"/>
    <draw:gradient draw:name="Gradient_20_1" draw:display-name="Gradient 1" draw:style="square" draw:cx="50%" draw:cy="50%" draw:start-color="#4700b8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1-18T16:24:36</meta:creation-date>
    <dc:creator>Walter Pirri</dc:creator>
    <dc:date>2006-03-19T18:55:33</dc:date>
    <dc:language>es-ES</dc:language>
    <meta:editing-cycles>12</meta:editing-cycles>
    <meta:editing-duration>PT1H25M40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